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1.36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bricant</text:p>
          </table:table-cell>
          <table:table-cell table:style-name="Default" office:value-type="string" calcext:value-type="string">
            <text:p>référence</text:p>
          </table:table-cell>
          <table:table-cell office:value-type="string" calcext:value-type="string">
            <text:p>fournisseu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<text:a xlink:href="https://www.mouser.fr/ProductDetail/187-CL10A105KP8NNWC" xlink:type="simple">CL10A105KP8NNWC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C2,C3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<text:a xlink:href="https://www.mouser.fr/ProductDetail/187-CL10B104KA8NNWC" xlink:type="simple">CL10B104KA8NNWC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<text:a xlink:href="https://www.mouser.fr/ProductDetail/863-MMSD4148T3G" xlink:type="simple">MMSD4148T3G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<text:a xlink:href="https://www.mouser.fr/ProductDetail/841-BAT54GWJ" xlink:type="simple">BAT54GWJ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5,D3,D4</text:p>
          </table:table-cell>
          <table:table-cell office:value-type="string" calcext:value-type="string">
            <text:p>LED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led rouge 0603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<text:a xlink:href="https://www.mouser.fr/ProductDetail/530-C1Q500" xlink:type="simple">C1Q 500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www.mouser.fr/ProductDetail/595-TPD2E1B06DRLR" xlink:type="simple">TPD2E1B06DRLR</text:a></text:p>
          </table:table-cell>
          <table:table-cell office:value-type="string" calcext:value-type="string">
            <text:p>mouser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pad_1x03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board fac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Header_Straight_2x03_Pitch2.54mm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rd-ISP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ector_pad_1x03_L10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face 1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ector_pad_1x03_L10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face 2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ector_pad_1x06_L10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SP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Connector_pad_1x03_L10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face 1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ector_pad_1x03_L10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face 2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ad_1x03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board pil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ector_pad_1x03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micro ISP fac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ector_pad_1x03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 micro ISP pil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J7,J3</text:p>
          </table:table-cell>
          <table:table-cell office:value-type="string" calcext:value-type="string">
            <text:p>Connector_pad_1x03_P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 2x3 fac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J8,J4</text:p>
          </table:table-cell>
          <table:table-cell office:value-type="string" calcext:value-type="string">
            <text:p>Connector_pad_1x03_P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 2x3 pile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SB_C_Receptacle_GCT_USB4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<text:a xlink:href="https://www.mouser.fr/ProductDetail/640-USB4085-GF-A" xlink:type="simple">USB4085-GF-A</text:a></text:p>
          </table:table-cell>
          <table:table-cell office:value-type="string" calcext:value-type="string">
            <text:p>mouser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logo_labo_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/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<text:a xlink:href="https://www.mouser.fr/ProductDetail/757-T2N7002AKLM" xlink:type="simple">T2N7002AK,LM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FX-1004ELF" xlink:type="simple">CR0603-FX-1004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,R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FX-5101ELF" xlink:type="simple">CR0603-FX-5101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-JW-103ELF" xlink:type="simple">CR0603-JW-103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-JW-220ELF" xlink:type="simple">CR0603-JW-220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JW-471ELF" xlink:type="simple">CR0603-JW-471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,R10,R9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mouser.fr/ProductDetail/652-CR0603FX-6800ELF" xlink:type="simple">CR0603-FX-6800ELF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vex_4x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a xlink:href="https://www.mouser.fr/ProductDetail/667-EXB-V8V103JV" xlink:type="simple">EXB-V8V103JV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CuK_OS102011MA1QN1_SPDT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&amp;K switches</text:p>
          </table:table-cell>
          <table:table-cell office:value-type="string" calcext:value-type="string">
            <text:p><text:a xlink:href="https://www.mouser.fr/ProductDetail/611-OS102011MA1QN1" xlink:type="simple">OS102011MA1QN1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PST_EV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<text:a xlink:href="https://www.mouser.fr/ProductDetail/667-EVP-BFAC1A000" xlink:type="simple">EVP-BFAC1A000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U2-A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<text:a xlink:href="https://www.mouser.fr/ProductDetail/556-ATMEGA8U2-AUR" xlink:type="simple">ATMEGA8U2-AUR</text:a>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_SMD_Murata_CSTxExxV-3Pin_3.0x1.1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<text:a xlink:href="https://www.mouser.fr/ProductDetail/81-CSTNE16M0V530000R" xlink:type="simple">CSTNE16M0V530000R0</text:a></text:p>
          </table:table-cell>
          <table:table-cell office:value-type="string" calcext:value-type="string">
            <text:p>mouser</text:p>
          </table:table-cell>
        </table:table-row>
        <table:table-row table:style-name="ro1" table:visibility="filter">
          <table:table-cell table:number-columns-repeated="7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ISP.A1:ISP.I35" table:display-filter-buttons="true">
          <table:filter>
            <table:filter-and>
              <table:filter-condition table:field-number="5" table:value="" table:operator="=">
                <table:filter-set-item table:value=""/>
                <table:filter-set-item table:value="top"/>
              </table:filter-condition>
              <table:filter-condition table:field-number="6" table:data-type="number" table:value="67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9:20:55.405237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f6099ecf3d29644b5008cc8f48f42f4a40986e4c</meta:generator>
    <dc:date>2022-03-24T09:58:00.275602528</dc:date>
    <meta:editing-duration>PT1H41M13S</meta:editing-duration>
    <meta:editing-cycles>10</meta:editing-cycles>
    <meta:document-statistic meta:table-count="1" meta:cell-count="267" meta:object-count="0"/>
  </office:meta>
</office:document-meta>
</file>